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6c3b" draw:textarea-horizontal-align="justify" draw:textarea-vertical-align="middle" draw:auto-grow-height="false" fo:min-height="0.783cm" fo:min-width="3.708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7da7d8" draw:textarea-horizontal-align="justify" draw:textarea-vertical-align="middle" draw:auto-grow-height="false" fo:min-height="0.404cm" fo:min-width="3.329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ba131a" draw:textarea-horizontal-align="justify" draw:textarea-vertical-align="middle" draw:auto-grow-height="false" fo:min-height="0.404cm" fo:min-width="3.329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404cm" fo:min-width="3.329cm" fo:padding-top="0.142cm" fo:padding-bottom="0.142cm" fo:padding-left="0.267cm" fo:padding-right="0.267cm"/>
    </style:style>
    <style:style style:name="gr6" style:family="graphic" style:parent-style-name="standard">
      <style:graphic-properties draw:fill-color="#7477b8" draw:textarea-horizontal-align="justify" draw:textarea-vertical-align="middle" draw:auto-grow-height="false" fo:min-height="6.531cm" fo:min-width="4.314cm"/>
    </style:style>
    <style:style style:name="P1" style:family="paragraph">
      <loext:graphic-properties draw:fill-color="#006c3b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7da7d8"/>
      <style:paragraph-properties fo:text-align="center"/>
      <style:text-properties style:font-name="Times New Roman"/>
    </style:style>
    <style:style style:name="P5" style:family="paragraph">
      <loext:graphic-properties draw:fill-color="#ba131a"/>
      <style:paragraph-properties fo:text-align="center"/>
      <style:text-properties style:font-name="Times New Roman"/>
    </style:style>
    <style:style style:name="P6" style:family="paragraph">
      <style:paragraph-properties fo:text-align="center"/>
      <style:text-properties style:font-name="Times New Roman"/>
    </style:style>
    <style:style style:name="P7" style:family="paragraph">
      <loext:graphic-properties draw:fill-color="#7477b8"/>
      <style:paragraph-properties fo:text-align="center"/>
    </style:style>
    <style:style style:name="T1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8cm" svg:height="1.143cm" svg:x="1.764cm" svg:y="14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3.929cm" svg:y1="1.382cm" svg:x2="3.923cm" svg:y2="17.764cm">
          <text:p/>
        </draw:line>
        <draw:custom-shape draw:style-name="gr3" draw:text-style-name="P4" draw:layer="layout" svg:width="3.937cm" svg:height="0.762cm" svg:x="1.992cm" svg:y="1.777cm">
          <text:p text:style-name="P3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2cm" svg:y="2.879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2cm" svg:y="4.079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92cm" svg:y="6.28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92cm" svg:y="7.48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891cm" svg:y="5.153cm">
          <text:p text:style-name="P3"><text:span text:style-name="T1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937cm" svg:height="0.762cm" svg:x="1.973cm" svg:y="16.484cm">
          <text:p text:style-name="P3"><text:span text:style-name="T1">F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1cm" svg:y="8.555cm">
          <text:p text:style-name="P3"><text:span text:style-name="T1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2cm" svg:y="6.281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2cm" svg:y="7.481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2cm" svg:y="9.681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2cm" svg:y="10.881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1cm" svg:y="11.956cm">
          <text:p text:style-name="P3"><text:span text:style-name="T1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2cm" svg:y="9.682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2cm" svg:y="10.882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92cm" svg:y="13.082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92cm" svg:y="14.282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937cm" svg:height="0.762cm" svg:x="1.991cm" svg:y="15.457cm">
          <text:p text:style-name="P3"><text:span text:style-name="T1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92cm" svg:y="13.083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92cm" svg:y="14.283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5.334cm" svg:height="7.301cm" svg:x="8.747cm" svg:y="6.9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1.387cm" svg:y1="6.461cm" svg:x2="11.414cm" svg:y2="14.894cm">
          <text:p/>
        </draw:line>
        <draw:custom-shape draw:style-name="gr1" draw:text-style-name="P1" draw:layer="layout" svg:width="4.318cm" svg:height="1.143cm" svg:x="9.255cm" svg:y="7.4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9.382cm" svg:y="7.604cm">
          <text:p text:style-name="P3"><text:span text:style-name="T1">i-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9.382cm" svg:y="8.747cm">
          <text:p text:style-name="P3"><text:span text:style-name="T1">i-N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937cm" svg:height="0.762cm" svg:x="9.382cm" svg:y="9.89cm">
          <text:p text:style-name="P3"><text:span text:style-name="T1">i-A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937cm" svg:height="0.762cm" svg:x="9.382cm" svg:y="10.891cm">
          <text:p text:style-name="P3"><text:span text:style-name="T1">i-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937cm" svg:height="0.762cm" svg:x="9.382cm" svg:y="11.892cm">
          <text:p text:style-name="P3"><text:span text:style-name="T1">i-N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937cm" svg:height="0.762cm" svg:x="9.382cm" svg:y="12.993cm">
          <text:p text:style-name="P3"><text:span text:style-name="T1">i-A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2T14:27:21.025778203</meta:creation-date>
    <dc:date>2019-04-26T12:33:40.609513540</dc:date>
    <meta:editing-duration>PT2M36S</meta:editing-duration>
    <meta:editing-cycles>3</meta:editing-cycles>
    <meta:generator>LibreOffice/6.0.7.3$Linux_X86_64 LibreOffice_project/00m0$Build-3</meta:generator>
    <meta:document-statistic meta:object-count="31"/>
  </office:meta>
</office:document-meta>
</file>